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client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eléfono</text:p>
          </table:table-cell>
          <table:table-cell office:value-type="string" calcext:value-type="string">
            <text:p>Dirección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Paí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ópez García</text:p>
          </table:table-cell>
          <table:table-cell office:value-type="string" calcext:value-type="string">
            <text:p>ana.lopez@example.com</text:p>
          </table:table-cell>
          <table:table-cell office:value-type="float" office:value="600123123" calcext:value-type="float">
            <text:p>600123123</text:p>
          </table:table-cell>
          <table:table-cell office:value-type="string" calcext:value-type="string">
            <text:p>Calle Mayor 12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Pérez Ruiz</text:p>
          </table:table-cell>
          <table:table-cell office:value-type="string" calcext:value-type="string">
            <text:p>carlos.perez@example.com</text:p>
          </table:table-cell>
          <table:table-cell office:value-type="float" office:value="611222333" calcext:value-type="float">
            <text:p>611222333</text:p>
          </table:table-cell>
          <table:table-cell office:value-type="string" calcext:value-type="string">
            <text:p>Av. Libertad 45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ía</text:p>
          </table:table-cell>
          <table:table-cell office:value-type="string" calcext:value-type="string">
            <text:p>Santos Díaz</text:p>
          </table:table-cell>
          <table:table-cell office:value-type="string" calcext:value-type="string">
            <text:p>maria.santos@example.com</text:p>
          </table:table-cell>
          <table:table-cell office:value-type="float" office:value="644555777" calcext:value-type="float">
            <text:p>644555777</text:p>
          </table:table-cell>
          <table:table-cell office:value-type="string" calcext:value-type="string">
            <text:p>C/ Río Turia 8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Molina Torres</text:p>
          </table:table-cell>
          <table:table-cell office:value-type="string" calcext:value-type="string">
            <text:p>javier.molina@example.com</text:p>
          </table:table-cell>
          <table:table-cell office:value-type="float" office:value="699888777" calcext:value-type="float">
            <text:p>699888777</text:p>
          </table:table-cell>
          <table:table-cell office:value-type="string" calcext:value-type="string">
            <text:p>Plaza Central 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ña</text:p>
          </table:table-cell>
        </table:table-row>
      </table:table>
      <table:table table:name="producto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Proveed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rtátil Pro 15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1299.9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chWa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nitor 27 UltraHD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329.9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sualTe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lla Ergonómica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159.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fficePl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martphone X200</text:p>
          </table:table-cell>
          <table:table-cell office:value-type="string" calcext:value-type="string">
            <text:p>Móviles</text:p>
          </table:table-cell>
          <table:table-cell office:value-type="string" calcext:value-type="string">
            <text:p>899.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bileOne</text:p>
          </table:table-cell>
        </table:table-row>
      </table:table>
      <table:table table:name="empleados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Puesto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eléfono</text:p>
          </table:table-cell>
          <table:table-cell table:style-name="Default" office:value-type="string" calcext:value-type="string">
            <text:p>Fecha_Contratación</text:p>
          </table:table-cell>
          <table:table-cell office:value-type="string" calcext:value-type="string">
            <text:p>Salar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Gómez Martín</text:p>
          </table:table-cell>
          <table:table-cell office:value-type="string" calcext:value-type="string">
            <text:p>Gerente</text:p>
          </table:table-cell>
          <table:table-cell office:value-type="string" calcext:value-type="string">
            <text:p>laura.gomez@empresa.com</text:p>
          </table:table-cell>
          <table:table-cell office:value-type="float" office:value="700111222" calcext:value-type="float">
            <text:p>700111222</text:p>
          </table:table-cell>
          <table:table-cell office:value-type="date" office:date-value="2021-03-15" calcext:value-type="date">
            <text:p>2021-03-15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Ramos Díaz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pablo.ramos@empresa.com</text:p>
          </table:table-cell>
          <table:table-cell office:value-type="float" office:value="722333444" calcext:value-type="float">
            <text:p>722333444</text:p>
          </table:table-cell>
          <table:table-cell office:value-type="date" office:date-value="2022-01-10" calcext:value-type="date">
            <text:p>2022-01-1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fía</text:p>
          </table:table-cell>
          <table:table-cell office:value-type="string" calcext:value-type="string">
            <text:p>Herrera Luque</text:p>
          </table:table-cell>
          <table:table-cell office:value-type="string" calcext:value-type="string">
            <text:p>Administración</text:p>
          </table:table-cell>
          <table:table-cell office:value-type="string" calcext:value-type="string">
            <text:p>sofia.herrera@empresa.com</text:p>
          </table:table-cell>
          <table:table-cell office:value-type="float" office:value="755666777" calcext:value-type="float">
            <text:p>755666777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Sánchez Vera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diego.sanchez@empresa.com</text:p>
          </table:table-cell>
          <table:table-cell office:value-type="float" office:value="780999111" calcext:value-type="float">
            <text:p>780999111</text:p>
          </table:table-cell>
          <table:table-cell office:value-type="date" office:date-value="2023-06-18" calcext:value-type="date">
            <text:p>2023-06-18</text:p>
          </table:table-cell>
          <table:table-cell office:value-type="float" office:value="22000" calcext:value-type="float">
            <text:p>22000</text:p>
          </table:table-cell>
        </table:table-row>
      </table:table>
      <table:table table:name="pedidos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Cliente</text:p>
          </table:table-cell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ago_Total</text:p>
          </table:table-cell>
          <table:table-cell office:value-type="string" calcext:value-type="string">
            <text:p>Est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25-01-12" calcext:value-type="date">
            <text:p>2025-01-12</text:p>
          </table:table-cell>
          <table:table-cell office:value-type="string" calcext:value-type="string">
            <text:p>1529.89</text:p>
          </table:table-cell>
          <table:table-cell office:value-type="string" calcext:value-type="string">
            <text:p>Enviad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5-01-14" calcext:value-type="date">
            <text:p>2025-01-14</text:p>
          </table:table-cell>
          <table:table-cell office:value-type="string" calcext:value-type="string">
            <text:p>159.50</text:p>
          </table:table-cell>
          <table:table-cell office:value-type="string" calcext:value-type="string">
            <text:p>Pendiente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date" office:date-value="2025-01-20" calcext:value-type="date">
            <text:p>2025-01-20</text:p>
          </table:table-cell>
          <table:table-cell office:value-type="string" calcext:value-type="string">
            <text:p>899.00</text:p>
          </table:table-cell>
          <table:table-cell office:value-type="string" calcext:value-type="string">
            <text:p>Entregad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date" office:date-value="2025-02-01" calcext:value-type="date">
            <text:p>2025-02-01</text:p>
          </table:table-cell>
          <table:table-cell office:value-type="string" calcext:value-type="string">
            <text:p>329.90</text:p>
          </table:table-cell>
          <table:table-cell office:value-type="string" calcext:value-type="string">
            <text:p>Cancelado</text:p>
          </table:table-cell>
        </table:table-row>
      </table:table>
      <table:table table:name="detallepedido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edido_ID</text:p>
          </table:table-cell>
          <table:table-cell office:value-type="string" calcext:value-type="string">
            <text:p>Producto_ID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_Unitario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299.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9.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9.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9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9.90</text:p>
          </table:table-cell>
        </table:table-row>
      </table:table>
      <table:table table:name="proveedore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ontacto</text:p>
          </table:table-cell>
          <table:table-cell office:value-type="string" calcext:value-type="string">
            <text:p>Teléfono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í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chWare</text:p>
          </table:table-cell>
          <table:table-cell office:value-type="string" calcext:value-type="string">
            <text:p>Juan Torres</text:p>
          </table:table-cell>
          <table:table-cell office:value-type="float" office:value="900111222" calcext:value-type="float">
            <text:p>900111222</text:p>
          </table:table-cell>
          <table:table-cell office:value-type="string" calcext:value-type="string">
            <text:p>contacto@techware.com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sualTech</text:p>
          </table:table-cell>
          <table:table-cell office:value-type="string" calcext:value-type="string">
            <text:p>Luisa Martín</text:p>
          </table:table-cell>
          <table:table-cell office:value-type="float" office:value="900333444" calcext:value-type="float">
            <text:p>900333444</text:p>
          </table:table-cell>
          <table:table-cell office:value-type="string" calcext:value-type="string">
            <text:p>ventas@visualtech.com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fficePlus</text:p>
          </table:table-cell>
          <table:table-cell office:value-type="string" calcext:value-type="string">
            <text:p>Mario Pérez</text:p>
          </table:table-cell>
          <table:table-cell office:value-type="float" office:value="900555666" calcext:value-type="float">
            <text:p>900555666</text:p>
          </table:table-cell>
          <table:table-cell office:value-type="string" calcext:value-type="string">
            <text:p>info@officeplus.com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bileOne</text:p>
          </table:table-cell>
          <table:table-cell office:value-type="string" calcext:value-type="string">
            <text:p>Andrea Ruiz</text:p>
          </table:table-cell>
          <table:table-cell office:value-type="float" office:value="900777888" calcext:value-type="float">
            <text:p>900777888</text:p>
          </table:table-cell>
          <table:table-cell office:value-type="string" calcext:value-type="string">
            <text:p>contact@mobileone.com</text:p>
          </table:table-cell>
          <table:table-cell office:value-type="string" calcext:value-type="string">
            <text:p>Ital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10:46:32.292637479</meta:creation-date>
    <dc:date>2025-12-10T10:47:49.120639987</dc:date>
    <meta:editing-duration>PT1M17S</meta:editing-duration>
    <meta:editing-cycles>1</meta:editing-cycles>
    <meta:document-statistic meta:table-count="6" meta:cell-count="195" meta:object-count="0"/>
    <meta:generator>LibreOffice/25.2.6.2$Linux_X86_64 LibreOffice_project/40d1a0e1d5bdf1afaeae24d9ece32bbb00fa66a4</meta:generator>
  </office:meta>
</office:document-meta>
</file>